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600000064CA627C09B64785FB.png" manifest:media-type="image/png"/>
  <manifest:file-entry manifest:full-path="Pictures/10004B2800000A8B00000A5608D9F76B183D079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7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69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9cm" fo:min-width="0cm"/>
      <style:paragraph-properties style:writing-mode="lr-tb"/>
    </style:style>
    <style:style style:name="gr8" style:family="graphic">
      <style:graphic-properties draw:stroke="solid" svg:stroke-width="0.053cm" svg:stroke-color="#666666" draw:marker-start="" draw:marker-start-width="0.34cm" draw:marker-start-center="false" draw:marker-end="" draw:marker-end-width="0.34cm" draw:marker-end-center="false" draw:stroke-linejoin="miter" draw:fill="solid" draw:fill-color="#666666" draw:secondary-fill-color="#d4ea6b" draw:opacity="100%" draw:opacity-name="" draw:textarea-horizontal-align="center" draw:textarea-vertical-align="middle" draw:auto-grow-height="false" draw:fit-to-size="false" style:shrink-to-fit="false" fo:min-height="1.05cm" fo:min-width="2.702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666666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01cm" svg:y1="14.844cm" svg:x2="11.812cm" svg:y2="14.843cm">
          <text:p/>
        </draw:line>
        <draw:custom-shape draw:style-name="gr2" draw:text-style-name="P3" draw:layer="layout" svg:width="3.078cm" svg:height="1.217cm" svg:x="6.932cm" svg:y="13.521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77cm" svg:height="1.217cm" svg:x="6.965cm" svg:y="12.257cm">
          <text:p text:style-name="P4"><text:span text:style-name="T1">4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078cm" svg:height="1.217cm" svg:x="6.997cm" svg:y="10.993cm">
          <text:p text:style-name="P4"><text:span text:style-name="T1">6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77cm" svg:height="1.217cm" svg:x="7.03cm" svg:y="9.729cm">
          <text:p text:style-name="P4"><text:span text:style-name="T1">1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271cm" svg:y1="10.24cm" svg:x2="10.874cm" svg:y2="10.24cm">
          <text:p/>
        </draw:line>
        <draw:frame draw:style-name="gr5" draw:text-style-name="P6" draw:layer="layout" svg:width="1.188cm" svg:height="0.725cm" svg:x="12.444cm" svg:y="9.934cm">
          <draw:text-box>
            <text:p><text:span text:style-name="T2">Top</text:span></text:p>
          </draw:text-box>
        </draw:frame>
        <draw:line draw:style-name="gr4" draw:text-style-name="P1" draw:layer="layout" svg:x1="13.462cm" svg:y1="14.871cm" svg:x2="12.065cm" svg:y2="14.871cm">
          <text:p/>
        </draw:line>
        <draw:frame draw:style-name="gr5" draw:text-style-name="P6" draw:layer="layout" svg:width="1.471cm" svg:height="0.725cm" svg:x="13.735cm" svg:y="14.565cm">
          <draw:text-box>
            <text:p><text:span text:style-name="T2">Base</text:span></text:p>
          </draw:text-box>
        </draw:frame>
      </draw:page>
      <draw:page draw:name="page2" draw:style-name="dp1" draw:master-page-name="Default">
        <draw:frame draw:style-name="gr6" draw:text-style-name="P4" draw:layer="layout" svg:width="5.715cm" svg:height="5.603cm" svg:x="9.79cm" svg:y="6.779cm">
          <draw:image xlink:href="Pictures/10004B2800000A8B00000A5608D9F76B183D0795.svg" xlink:type="simple" xlink:show="embed" xlink:actuate="onLoad" draw:mime-type="image/svg+xml">
            <text:p/>
          </draw:image>
          <draw:image xlink:href="Pictures/100000010000006600000064CA627C09B64785FB.png" xlink:type="simple" xlink:show="embed" xlink:actuate="onLoad" draw:mime-type="image/png"/>
          <svg:title>Ebene 2</svg:title>
        </draw:frame>
        <draw:frame draw:style-name="gr5" draw:text-style-name="P7" draw:layer="layout" svg:width="1.45cm" svg:height="0.725cm" draw:transform="rotate (-0.479616478448042) translate (11.098cm 7.76cm)">
          <draw:text-box>
            <text:p><text:span text:style-name="T3">Java</text:span></text:p>
          </draw:text-box>
        </draw:frame>
        <draw:frame draw:style-name="gr5" draw:text-style-name="P9" draw:layer="layout" svg:width="1.967cm" svg:height="0.645cm" draw:transform="rotate (-0.479616478448042) translate (10.57cm 8.078cm)">
          <draw:text-box>
            <text:p text:style-name="P8"><text:span text:style-name="T4">Calculus</text:span></text:p>
          </draw:text-box>
        </draw:frame>
        <draw:frame draw:style-name="gr5" draw:text-style-name="P7" draw:layer="layout" svg:width="2.111cm" svg:height="0.725cm" draw:transform="rotate (-0.64036130255672) translate (10.535cm 8.68cm)">
          <draw:text-box>
            <text:p><text:span text:style-name="T3">Physics</text:span></text:p>
          </draw:text-box>
        </draw:frame>
        <draw:frame draw:style-name="gr7" draw:text-style-name="P7" draw:layer="layout" svg:width="2.427cm" svg:height="0.725cm" draw:transform="rotate (-0.793601210881822) translate (10.754cm 9.429cm)">
          <draw:text-box>
            <text:p><text:span text:style-name="T3">Music</text:span></text:p>
          </draw:text-box>
        </draw:frame>
        <draw:frame draw:style-name="gr5" draw:text-style-name="P7" draw:layer="layout" svg:width="1.963cm" svg:height="0.725cm" draw:transform="rotate (-0.679980276576991) translate (10.326cm 9.939cm)">
          <draw:text-box>
            <text:p><text:span text:style-name="T3">History</text:span></text:p>
          </draw:text-box>
        </draw:frame>
        <draw:custom-shape draw:name="Simple 1" draw:style-name="gr8" draw:text-style-name="P11" draw:layer="layout" svg:width="3.227cm" svg:height="1.335cm" draw:transform="rotate (0.193382481120972) translate (11.099cm 7.459cm)">
          <text:p text:style-name="P10"><text:span text:style-name="T5">Jav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4971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Default">
        <draw:line draw:style-name="gr1" draw:text-style-name="P1" draw:layer="layout" svg:x1="9.766cm" svg:y1="12.14cm" svg:x2="15.777cm" svg:y2="12.139cm">
          <text:p/>
        </draw:line>
        <draw:custom-shape draw:style-name="gr2" draw:text-style-name="P3" xml:id="id2" draw:id="id2" draw:layer="layout" svg:width="3.078cm" svg:height="1.217cm" svg:x="10.897cm" svg:y="10.817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3.077cm" svg:height="1.217cm" svg:x="10.93cm" svg:y="9.553cm">
          <text:p text:style-name="P4"><text:span text:style-name="T1">4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3.078cm" svg:height="1.217cm" svg:x="10.962cm" svg:y="8.289cm">
          <text:p text:style-name="P4"><text:span text:style-name="T1">6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077cm" svg:height="1.217cm" svg:x="10.995cm" svg:y="7.025cm">
          <text:p text:style-name="P4"><text:span text:style-name="T1">1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2" xml:id="id7" draw:id="id7" draw:layer="layout" svg:width="1.205cm" svg:height="0.962cm" svg:x="3.925cm" svg:y="11.973cm">
          <draw:text-box>
            <text:p>10</text:p>
          </draw:text-box>
        </draw:frame>
        <draw:frame draw:style-name="gr5" draw:text-style-name="P12" xml:id="id5" draw:id="id5" draw:layer="layout" svg:width="1.205cm" svg:height="0.962cm" svg:x="5.326cm" svg:y="11.973cm">
          <draw:text-box>
            <text:p>66</text:p>
          </draw:text-box>
        </draw:frame>
        <draw:frame draw:style-name="gr5" draw:text-style-name="P12" xml:id="id3" draw:id="id3" draw:layer="layout" svg:width="1.205cm" svg:height="0.962cm" svg:x="6.527cm" svg:y="11.973cm">
          <draw:text-box>
            <text:p>47</text:p>
          </draw:text-box>
        </draw:frame>
        <draw:frame draw:style-name="gr5" draw:text-style-name="P12" xml:id="id1" draw:id="id1" draw:layer="layout" svg:width="1.205cm" svg:height="0.962cm" svg:x="7.628cm" svg:y="11.973cm">
          <draw:text-box>
            <text:p>11</text:p>
          </draw:text-box>
        </draw:frame>
        <draw:connector draw:style-name="gr10" draw:text-style-name="P1" draw:layer="layout" draw:type="curve" svg:x1="8.23cm" svg:y1="11.973cm" svg:x2="10.897cm" svg:y2="11.425cm" draw:start-shape="id1" draw:start-glue-point="0" draw:end-shape="id2" draw:end-glue-point="3" svg:d="M8230 11973c0-366 889-548 2667-548" svg:viewBox="0 0 2668 549">
          <text:p/>
        </draw:connector>
        <draw:connector draw:style-name="gr11" draw:text-style-name="P1" draw:layer="layout" draw:type="curve" svg:x1="7.129cm" svg:y1="11.973cm" svg:x2="10.93cm" svg:y2="10.161cm" draw:start-shape="id3" draw:start-glue-point="0" draw:end-shape="id4" draw:end-glue-point="3" svg:d="M7129 11973c0-1208 1267-1812 3801-1812" svg:viewBox="0 0 3802 1813">
          <text:p/>
        </draw:connector>
        <draw:connector draw:style-name="gr12" draw:text-style-name="P1" draw:layer="layout" draw:type="curve" svg:x1="5.928cm" svg:y1="11.973cm" svg:x2="10.962cm" svg:y2="8.897cm" draw:start-shape="id5" draw:start-glue-point="0" draw:end-shape="id6" draw:end-glue-point="3" svg:d="M5928 11973c0-2051 1678-3076 5034-3076" svg:viewBox="0 0 5035 3077">
          <text:p/>
        </draw:connector>
        <draw:connector draw:style-name="gr13" draw:text-style-name="P1" draw:layer="layout" draw:type="curve" svg:x1="4.527cm" svg:y1="11.973cm" svg:x2="10.995cm" svg:y2="7.633cm" draw:start-shape="id7" draw:start-glue-point="0" draw:end-shape="id8" draw:end-glue-point="3" svg:d="M4527 11973c0-2894 2156-4340 6468-4340" svg:viewBox="0 0 6469 4341">
          <text:p/>
        </draw:connector>
        <draw:frame draw:style-name="gr14" draw:text-style-name="P13" draw:layer="layout" svg:width="0.972cm" svg:height="0.645cm" svg:x="8.996cm" svg:y="11.166cm">
          <draw:text-box>
            <text:p><text:span text:style-name="T6">1st</text:span></text:p>
          </draw:text-box>
        </draw:frame>
        <draw:frame draw:style-name="gr14" draw:text-style-name="P13" draw:layer="layout" svg:width="1.086cm" svg:height="0.645cm" svg:x="7.096cm" svg:y="10.667cm">
          <draw:text-box>
            <text:p><text:span text:style-name="T6">2nd</text:span></text:p>
          </draw:text-box>
        </draw:frame>
        <draw:frame draw:style-name="gr14" draw:text-style-name="P13" draw:layer="layout" svg:width="1.01cm" svg:height="0.645cm" svg:x="6.396cm" svg:y="9.468cm">
          <draw:text-box>
            <text:p><text:span text:style-name="T6">3rd</text:span></text:p>
          </draw:text-box>
        </draw:frame>
        <draw:frame draw:style-name="gr14" draw:text-style-name="P13" draw:layer="layout" svg:width="0.989cm" svg:height="0.645cm" svg:x="5.496cm" svg:y="8.369cm">
          <draw:text-box>
            <text:p><text:span text:style-name="T6">4th</text:span></text:p>
          </draw:text-box>
        </draw:frame>
        <draw:frame draw:style-name="gr9" draw:text-style-name="P12" xml:id="id12" draw:id="id12" draw:layer="layout" svg:width="1.205cm" svg:height="0.962cm" svg:x="16.425cm" svg:y="11.973cm">
          <draw:text-box>
            <text:p>11</text:p>
          </draw:text-box>
        </draw:frame>
        <draw:frame draw:style-name="gr5" draw:text-style-name="P12" xml:id="id11" draw:id="id11" draw:layer="layout" svg:width="1.205cm" svg:height="0.962cm" svg:x="17.826cm" svg:y="11.973cm">
          <draw:text-box>
            <text:p>47</text:p>
          </draw:text-box>
        </draw:frame>
        <draw:frame draw:style-name="gr5" draw:text-style-name="P12" xml:id="id10" draw:id="id10" draw:layer="layout" svg:width="1.205cm" svg:height="0.962cm" svg:x="19.027cm" svg:y="11.973cm">
          <draw:text-box>
            <text:p>66</text:p>
          </draw:text-box>
        </draw:frame>
        <draw:frame draw:style-name="gr5" draw:text-style-name="P12" xml:id="id9" draw:id="id9" draw:layer="layout" svg:width="1.205cm" svg:height="0.962cm" svg:x="20.128cm" svg:y="11.973cm">
          <draw:text-box>
            <text:p>10</text:p>
          </draw:text-box>
        </draw:frame>
        <draw:connector draw:style-name="gr15" draw:text-style-name="P1" draw:layer="layout" draw:type="curve" svg:x1="14.072cm" svg:y1="7.633cm" svg:x2="20.73cm" svg:y2="11.973cm" draw:start-shape="id8" draw:start-glue-point="1" draw:end-shape="id9" draw:end-glue-point="0" svg:d="M14072 7633c4439 0 6658 1446 6658 4340" svg:viewBox="0 0 6659 4341">
          <text:p/>
        </draw:connector>
        <draw:connector draw:style-name="gr16" draw:text-style-name="P1" draw:layer="layout" draw:type="curve" svg:x1="14.04cm" svg:y1="8.897cm" svg:x2="19.629cm" svg:y2="11.973cm" draw:start-shape="id6" draw:start-glue-point="1" draw:end-shape="id10" draw:end-glue-point="0" svg:d="M14040 8897c3726 0 5589 1025 5589 3076" svg:viewBox="0 0 5590 3077">
          <text:p/>
        </draw:connector>
        <draw:connector draw:style-name="gr17" draw:text-style-name="P1" draw:layer="layout" draw:type="curve" svg:x1="14.007cm" svg:y1="10.161cm" svg:x2="18.428cm" svg:y2="11.973cm" draw:start-shape="id4" draw:start-glue-point="1" draw:end-shape="id11" draw:end-glue-point="0" svg:d="M14007 10161c2948 0 4421 604 4421 1812" svg:viewBox="0 0 4422 1813">
          <text:p/>
        </draw:connector>
        <draw:connector draw:style-name="gr18" draw:text-style-name="P1" draw:layer="layout" draw:type="curve" svg:x1="13.975cm" svg:y1="11.425cm" svg:x2="17.027cm" svg:y2="11.973cm" draw:start-shape="id2" draw:start-glue-point="1" draw:end-shape="id12" draw:end-glue-point="0" svg:d="M13975 11425c2035 0 3052 182 3052 548" svg:viewBox="0 0 3053 549">
          <text:p/>
        </draw:connector>
        <draw:frame draw:style-name="gr14" draw:text-style-name="P13" draw:layer="layout" svg:width="0.972cm" svg:height="0.645cm" svg:x="17.411cm" svg:y="7.913cm">
          <draw:text-box>
            <text:p><text:span text:style-name="T6">1st</text:span></text:p>
          </draw:text-box>
        </draw:frame>
        <draw:frame draw:style-name="gr14" draw:text-style-name="P13" draw:layer="layout" svg:width="1.086cm" svg:height="0.645cm" svg:x="16.383cm" svg:y="8.921cm">
          <draw:text-box>
            <text:p><text:span text:style-name="T6">2nd</text:span></text:p>
          </draw:text-box>
        </draw:frame>
        <draw:frame draw:style-name="gr14" draw:text-style-name="P13" draw:layer="layout" svg:width="1.01cm" svg:height="0.645cm" svg:x="15.181cm" svg:y="9.893cm">
          <draw:text-box>
            <text:p><text:span text:style-name="T6">3rd</text:span></text:p>
          </draw:text-box>
        </draw:frame>
        <draw:frame draw:style-name="gr14" draw:text-style-name="P13" draw:layer="layout" svg:width="0.989cm" svg:height="0.645cm" svg:x="14.889cm" svg:y="11.201cm">
          <draw:text-box>
            <text:p><text:span text:style-name="T6">4th</text:span></text:p>
          </draw:text-box>
        </draw:frame>
        <draw:frame draw:style-name="gr5" draw:text-style-name="P6" draw:layer="layout" svg:width="3.165cm" svg:height="0.725cm" svg:x="4.922cm" svg:y="12.938cm">
          <draw:text-box>
            <text:p><text:span text:style-name="T2">Original Order</text:span></text:p>
          </draw:text-box>
        </draw:frame>
        <draw:frame draw:style-name="gr5" draw:text-style-name="P6" draw:layer="layout" svg:width="3.52cm" svg:height="0.725cm" svg:x="17.571cm" svg:y="12.886cm">
          <draw:text-box>
            <text:p><text:span text:style-name="T2">Reversed Or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0T08:40:55.841524632</meta:creation-date>
    <dc:date>2023-09-10T10:23:55.940456887</dc:date>
    <meta:editing-duration>PT22M30S</meta:editing-duration>
    <meta:editing-cycles>8</meta:editing-cycles>
    <meta:generator>LibreOffice/7.3.7.2$Linux_X86_64 LibreOffice_project/30$Build-2</meta:generator>
    <meta:document-statistic meta:object-count="47"/>
  </office:meta>
</office:document-meta>
</file>